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svg:stroke-width="0.05cm" svg:stroke-color="#000000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svg:stroke-width="0.05cm" svg:stroke-color="#000000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cm" svg:stroke-color="#00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Fine_20_Dashed" svg:stroke-width="0.05cm" svg:stroke-color="#000000" draw:fill="solid" draw:fill-color="#ffff99" draw:textarea-horizontal-align="left" draw:auto-grow-height="true" draw:auto-grow-width="false" fo:min-height="0cm" fo:min-width="7.94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Fine_20_Dashed" svg:stroke-width="0.05cm" svg:stroke-color="#000000" draw:fill="solid" draw:fill-color="#ffff99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marker-end="Arrow" draw:marker-end-width="0.38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Fine_20_Dashed_20__28_var_29_" svg:stroke-width="0.05cm" draw:marker-start-width="0.275cm" draw:marker-end="Arrow" draw:marker-end-width="0.455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draw:marker-start-width="0.155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text-underline-style="none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 style:text-underline-style="none" style:font-size-asian="18pt" style:font-size-complex="18pt"/>
    </style:style>
    <style:style style:name="P5" style:family="paragraph">
      <style:text-properties fo:font-size="18pt" style:text-underline-style="none" style:font-size-asian="18pt" style:font-size-complex="18pt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id="id20" draw:layer="layout" svg:width="0.5cm" svg:height="0.5cm" svg:x="23.4cm" svg:y="13.9cm">
          <text:p/>
        </draw:circle>
        <draw:connector draw:style-name="gr2" draw:text-style-name="P1" draw:layer="layout" draw:type="curve" draw:line-skew="6.805cm" svg:x1="24.47cm" svg:y1="3.9cm" svg:x2="40.405cm" svg:y2="17.512cm" draw:start-shape="id1" draw:start-glue-point="1" draw:end-shape="id2" draw:end-glue-point="1" svg:d="m24470 3900c34899 0 26931 13612 15935 13612">
          <text:p/>
        </draw:connector>
        <draw:connector draw:style-name="gr2" draw:text-style-name="P1" draw:layer="layout" draw:type="curve" draw:line-skew="7.805cm" svg:x1="24.47cm" svg:y1="3.9cm" svg:x2="40.405cm" svg:y2="19.012cm" draw:start-shape="id1" draw:start-glue-point="1" draw:end-shape="id3" draw:end-glue-point="1" svg:d="m24470 3900c36399 0 28431 15112 15935 15112">
          <text:p/>
        </draw:connector>
        <draw:connector draw:style-name="gr3" draw:text-style-name="P1" draw:layer="layout" draw:type="curve" svg:x1="24.47cm" svg:y1="3.9cm" svg:x2="25.3cm" svg:y2="22.5cm" draw:start-shape="id1" draw:start-glue-point="1" draw:end-shape="id4" draw:end-glue-point="1" svg:d="m24470 3900c3841 0 3426 18600 830 18600">
          <text:p/>
        </draw:connector>
        <draw:connector draw:style-name="gr3" draw:text-style-name="P1" draw:layer="layout" draw:type="curve" svg:x1="24.47cm" svg:y1="3.9cm" svg:x2="24.3cm" svg:y2="14.4cm" draw:start-shape="id1" draw:start-glue-point="1" draw:end-shape="id5" draw:end-glue-point="1" svg:d="m24470 3900c1837 0 1922 10500-170 10500">
          <text:p/>
        </draw:connector>
        <draw:connector draw:style-name="gr2" draw:text-style-name="P1" draw:layer="layout" draw:type="curve" draw:line-skew="8.805cm" svg:x1="24.47cm" svg:y1="3.9cm" svg:x2="40.405cm" svg:y2="20.512cm" draw:start-shape="id1" draw:start-glue-point="1" draw:end-shape="id6" draw:end-glue-point="1" svg:d="m24470 3900c37899 0 29931 16612 15935 16612">
          <text:p/>
        </draw:connector>
        <draw:connector draw:style-name="gr4" draw:text-style-name="P2" draw:layer="layout" draw:type="curve" svg:x1="37.805cm" svg:y1="8.5cm" svg:x2="37.805cm" svg:y2="7cm" draw:start-shape="id7" draw:start-glue-point="1" draw:end-shape="id8" draw:end-glue-point="1" svg:d="m37805 8500c787 0 787-1500 0-1500">
          <text:p/>
        </draw:connector>
        <draw:connector draw:style-name="gr4" draw:text-style-name="P2" draw:layer="layout" draw:type="curve" svg:x1="37.805cm" svg:y1="8.5cm" svg:x2="37.805cm" svg:y2="10cm" draw:start-shape="id7" draw:start-glue-point="1" draw:end-shape="id9" svg:d="m37805 8500c787 0 787 1500 0 1500">
          <text:p/>
        </draw:connector>
        <draw:connector draw:style-name="gr4" draw:text-style-name="P2" draw:layer="layout" draw:type="curve" draw:line-skew="2.027cm" svg:x1="37.805cm" svg:y1="8.5cm" svg:x2="37.805cm" svg:y2="11.5cm" draw:start-shape="id7" draw:start-glue-point="1" draw:end-shape="id10" svg:d="m37805 8500c3828 0 3828 3000 0 3000">
          <text:p/>
        </draw:connector>
        <draw:connector draw:style-name="gr4" draw:text-style-name="P2" draw:layer="layout" draw:type="curve" draw:line-skew="2.545cm" svg:x1="37.805cm" svg:y1="8.5cm" svg:x2="37.805cm" svg:y2="13cm" draw:start-shape="id7" draw:start-glue-point="1" draw:end-shape="id11" svg:d="m37805 8500c4605 0 4605 4500 0 4500">
          <text:p/>
        </draw:connector>
        <draw:connector draw:style-name="gr4" draw:text-style-name="P2" draw:layer="layout" draw:type="curve" svg:x1="37.805cm" svg:y1="7cm" svg:x2="37.805cm" svg:y2="8.5cm" draw:start-shape="id8" draw:start-glue-point="1" draw:end-shape="id7" draw:end-glue-point="1" svg:d="m37805 7000c787 0 787 1500 0 1500">
          <text:p/>
        </draw:connector>
        <draw:connector draw:style-name="gr4" draw:text-style-name="P2" draw:layer="layout" draw:type="curve" draw:line-skew="0.213cm" svg:x1="37.805cm" svg:y1="7cm" svg:x2="37.805cm" svg:y2="10cm" draw:start-shape="id8" draw:start-glue-point="1" draw:end-shape="id9" svg:d="m37805 7000c1107 0 1107 3000 0 3000">
          <text:p/>
        </draw:connector>
        <draw:connector draw:style-name="gr4" draw:text-style-name="P2" draw:layer="layout" draw:type="curve" svg:x1="37.805cm" svg:y1="7cm" svg:x2="37.805cm" svg:y2="11.5cm" draw:start-shape="id8" draw:start-glue-point="1" draw:end-shape="id10" svg:d="m37805 7000v4500">
          <text:p/>
        </draw:connector>
        <draw:connector draw:style-name="gr4" draw:text-style-name="P2" draw:layer="layout" draw:type="curve" draw:line-skew="1.713cm" svg:x1="37.805cm" svg:y1="7cm" svg:x2="37.805cm" svg:y2="13cm" draw:start-shape="id8" draw:start-glue-point="1" draw:end-shape="id11" draw:end-glue-point="1" svg:d="m37805 7000c3357 0 3357 6000 0 6000">
          <text:p/>
        </draw:connector>
        <draw:connector draw:style-name="gr4" draw:text-style-name="P2" draw:layer="layout" draw:type="curve" svg:x1="37.805cm" svg:y1="10cm" svg:x2="37.805cm" svg:y2="8.5cm" draw:start-shape="id9" draw:start-glue-point="1" draw:end-shape="id7" draw:end-glue-point="1" svg:d="m37805 10000c787 0 787-1500 0-1500">
          <text:p/>
        </draw:connector>
        <draw:connector draw:style-name="gr4" draw:text-style-name="P2" draw:layer="layout" draw:type="curve" svg:x1="37.805cm" svg:y1="10cm" svg:x2="37.805cm" svg:y2="11.5cm" draw:start-shape="id9" draw:start-glue-point="1" draw:end-shape="id10" draw:end-glue-point="1" svg:d="m37805 10000c787 0 787 1500 0 1500">
          <text:p/>
        </draw:connector>
        <draw:connector draw:style-name="gr4" draw:text-style-name="P2" draw:layer="layout" draw:type="curve" draw:line-skew="0.762cm" svg:x1="37.401cm" svg:y1="10.002cm" svg:x2="37.805cm" svg:y2="13cm" draw:end-shape="id11" draw:end-glue-point="1" svg:d="m37401 10002c2536 0 2334 2998 404 2998">
          <text:p/>
        </draw:connector>
        <draw:connector draw:style-name="gr4" draw:text-style-name="P2" draw:layer="layout" draw:type="curve" svg:x1="37.805cm" svg:y1="10cm" svg:x2="37.805cm" svg:y2="7cm" draw:start-shape="id9" draw:start-glue-point="1" draw:end-shape="id8" draw:end-glue-point="1" svg:d="m37805 10000v-3000">
          <text:p/>
        </draw:connector>
        <draw:connector draw:style-name="gr4" draw:text-style-name="P2" draw:layer="layout" draw:type="curve" draw:line-skew="0.213cm" svg:x1="37.805cm" svg:y1="11.5cm" svg:x2="37.805cm" svg:y2="10cm" draw:start-shape="id10" draw:start-glue-point="1" draw:end-shape="id9" svg:d="m37805 11500c1107 0 1107-1500 0-1500">
          <text:p/>
        </draw:connector>
        <draw:connector draw:style-name="gr4" draw:text-style-name="P2" draw:layer="layout" draw:type="curve" svg:x1="37.805cm" svg:y1="11.5cm" svg:x2="37.805cm" svg:y2="8.5cm" draw:start-shape="id10" draw:start-glue-point="1" draw:end-shape="id7" draw:end-glue-point="1" svg:d="m37805 11500v-3000">
          <text:p/>
        </draw:connector>
        <draw:connector draw:style-name="gr4" draw:text-style-name="P2" draw:layer="layout" draw:type="curve" svg:x1="37.805cm" svg:y1="11.5cm" svg:x2="37.805cm" svg:y2="7cm" draw:start-shape="id10" draw:start-glue-point="1" draw:end-shape="id8" draw:end-glue-point="1" svg:d="m37805 11500v-4500">
          <text:p/>
        </draw:connector>
        <draw:connector draw:style-name="gr4" draw:text-style-name="P2" draw:layer="layout" draw:type="curve" svg:x1="37.805cm" svg:y1="11.5cm" svg:x2="37.805cm" svg:y2="13cm" draw:start-shape="id10" draw:start-glue-point="1" draw:end-shape="id11" draw:end-glue-point="1" svg:d="m37805 11500c787 0 787 1500 0 1500">
          <text:p/>
        </draw:connector>
        <draw:connector draw:style-name="gr4" draw:text-style-name="P2" draw:layer="layout" draw:type="curve" draw:line-skew="1.213cm" svg:x1="37.805cm" svg:y1="13cm" svg:x2="37.805cm" svg:y2="10cm" draw:start-shape="id11" draw:start-glue-point="1" draw:end-shape="id9" svg:d="m37805 13000c2607 0 2607-3000 0-3000">
          <text:p/>
        </draw:connector>
        <draw:connector draw:style-name="gr4" draw:text-style-name="P2" draw:layer="layout" draw:type="curve" svg:x1="37.805cm" svg:y1="13cm" svg:x2="37.805cm" svg:y2="8.5cm" draw:start-shape="id11" draw:start-glue-point="1" draw:end-shape="id7" draw:end-glue-point="1" svg:d="m37805 13000v-4500">
          <text:p/>
        </draw:connector>
        <draw:connector draw:style-name="gr4" draw:text-style-name="P2" draw:layer="layout" draw:type="curve" svg:x1="37.805cm" svg:y1="13cm" svg:x2="37.805cm" svg:y2="7cm" draw:start-shape="id11" draw:start-glue-point="1" draw:end-shape="id8" draw:end-glue-point="1" svg:d="m37805 13000v-6000">
          <text:p/>
        </draw:connector>
        <draw:connector draw:style-name="gr5" draw:text-style-name="P2" draw:layer="layout" draw:type="curve" draw:line-skew="-0.289cm" svg:x1="40.405cm" svg:y1="16.012cm" svg:x2="40.405cm" svg:y2="17.512cm" draw:start-shape="id12" draw:start-glue-point="1" draw:end-shape="id2" draw:end-glue-point="1" svg:d="m40405 16012c355 0 355 1500 0 1500">
          <text:p/>
        </draw:connector>
        <draw:connector draw:style-name="gr5" draw:text-style-name="P2" draw:layer="layout" draw:type="curve" svg:x1="40.405cm" svg:y1="16.012cm" svg:x2="40.405cm" svg:y2="19.012cm" draw:start-shape="id12" draw:start-glue-point="1" draw:end-shape="id3" draw:end-glue-point="1" svg:d="m40405 16012c789 0 789 3000 0 3000">
          <text:p/>
        </draw:connector>
        <draw:connector draw:style-name="gr5" draw:text-style-name="P2" draw:layer="layout" draw:type="curve" draw:line-skew="0.211cm" svg:x1="40.405cm" svg:y1="16.012cm" svg:x2="40.405cm" svg:y2="20.512cm" draw:start-shape="id12" draw:start-glue-point="1" draw:end-shape="id6" draw:end-glue-point="1" svg:d="m40405 16012c1105 0 1105 4500 0 4500">
          <text:p/>
        </draw:connector>
        <draw:connector draw:style-name="gr5" draw:text-style-name="P2" draw:layer="layout" draw:type="curve" draw:line-skew="0.211cm" svg:x1="40.405cm" svg:y1="17.512cm" svg:x2="40.405cm" svg:y2="16.012cm" draw:start-shape="id2" draw:start-glue-point="1" draw:end-shape="id12" svg:d="m40405 17512c1105 0 1105-1500 0-1500">
          <text:p/>
        </draw:connector>
        <draw:connector draw:style-name="gr5" draw:text-style-name="P2" draw:layer="layout" draw:type="curve" draw:line-skew="-0.289cm" svg:x1="40.405cm" svg:y1="17.512cm" svg:x2="40.405cm" svg:y2="19.012cm" draw:start-shape="id2" draw:start-glue-point="1" draw:end-shape="id3" draw:end-glue-point="1" svg:d="m40405 17512c355 0 355 1500 0 1500">
          <text:p/>
        </draw:connector>
        <draw:connector draw:style-name="gr5" draw:text-style-name="P2" draw:layer="layout" draw:type="curve" svg:x1="40.405cm" svg:y1="17.512cm" svg:x2="40.405cm" svg:y2="20.512cm" draw:start-shape="id2" draw:start-glue-point="1" draw:end-shape="id6" draw:end-glue-point="1" svg:d="m40405 17512v3000">
          <text:p/>
        </draw:connector>
        <draw:connector draw:style-name="gr5" draw:text-style-name="P2" draw:layer="layout" draw:type="curve" svg:x1="40.405cm" svg:y1="19.012cm" svg:x2="40.405cm" svg:y2="17.512cm" draw:start-shape="id3" draw:start-glue-point="1" draw:end-shape="id2" draw:end-glue-point="1" svg:d="m40405 19012v-1500">
          <text:p/>
        </draw:connector>
        <draw:connector draw:style-name="gr5" draw:text-style-name="P2" draw:layer="layout" draw:type="curve" svg:x1="40.405cm" svg:y1="19.012cm" svg:x2="40.405cm" svg:y2="16.012cm" draw:start-shape="id3" draw:start-glue-point="1" draw:end-shape="id12" draw:end-glue-point="1" svg:d="m40405 19012v-3000">
          <text:p/>
        </draw:connector>
        <draw:connector draw:style-name="gr5" draw:text-style-name="P2" draw:layer="layout" draw:type="curve" svg:x1="40.405cm" svg:y1="19.012cm" svg:x2="40.405cm" svg:y2="20.512cm" draw:start-shape="id3" draw:start-glue-point="1" draw:end-shape="id6" svg:d="m40405 19012v1500">
          <text:p/>
        </draw:connector>
        <draw:custom-shape draw:style-name="gr6" draw:text-style-name="P4" draw:id="id4" draw:layer="layout" svg:width="8cm" svg:height="1cm" svg:x="17.3cm" svg:y="22cm">
          <text:p text:style-name="P3"><text:span text:style-name="T1">/youtube/videos/{video_id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id="id13" draw:layer="layout" svg:width="13.5cm" svg:height="1cm" svg:x="17.3cm" svg:y="24.9cm">
          <text:p text:style-name="P3"><text:span text:style-name="T1">/youtube/videos/{video_id}/closedca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id="id14" draw:layer="layout" svg:width="13.5cm" svg:height="1cm" svg:x="36.6cm" svg:y="24.9cm">
          <text:p text:style-name="P3"><text:span text:style-name="T1">/youtube/videos/{video_id}/audiotranscri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id="id16" draw:layer="layout" svg:width="16.5cm" svg:height="1cm" svg:x="17.3cm" svg:y="28cm">
          <text:p text:style-name="P3"><text:span text:style-name="T1">/youtube/videos/{video_id}/closedcaptions/{language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id="id15" draw:layer="layout" svg:width="16.5cm" svg:height="1cm" svg:x="36.6cm" svg:y="28cm">
          <text:p text:style-name="P3"><text:span text:style-name="T1">/youtube/videos/{video_id}/audiotranscriptions/{language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id="id5" draw:layer="layout" svg:width="7cm" svg:height="1cm" svg:x="17.3cm" svg:y="13.9cm">
          <text:p text:style-name="P3"><text:span text:style-name="T1">/youtube/rdf/{video_id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curve" svg:x1="25.3cm" svg:y1="22.5cm" svg:x2="30.8cm" svg:y2="25.4cm" draw:start-shape="id4" draw:start-glue-point="1" draw:end-shape="id13" svg:d="m25300 22500c9039 0 6289 2900 5500 2900">
          <text:p/>
        </draw:connector>
        <draw:connector draw:style-name="gr5" draw:text-style-name="P2" draw:layer="layout" draw:type="curve" draw:line-skew="-1.122cm" svg:x1="25.3cm" svg:y1="22.5cm" svg:x2="50.1cm" svg:y2="25.4cm" draw:start-shape="id4" draw:start-glue-point="1" draw:end-shape="id14" draw:end-glue-point="1" svg:d="m25300 22500c36304 0 23905 2900 24800 2900">
          <text:p/>
        </draw:connector>
        <draw:connector draw:style-name="gr5" draw:text-style-name="P2" draw:layer="layout" draw:type="curve" svg:x1="50.1cm" svg:y1="25.4cm" svg:x2="53.1cm" svg:y2="28.5cm" draw:start-shape="id14" draw:start-glue-point="1" draw:end-shape="id15" draw:end-glue-point="1" svg:d="m50100 25400c5290 0 3790 3100 3000 3100">
          <text:p/>
        </draw:connector>
        <draw:connector draw:style-name="gr5" draw:text-style-name="P2" draw:layer="layout" draw:type="curve" svg:x1="30.8cm" svg:y1="25.4cm" svg:x2="33.8cm" svg:y2="28.5cm" draw:start-shape="id13" draw:start-glue-point="1" draw:end-shape="id16" svg:d="m30800 25400c4480 0 2981 3100 3000 3100">
          <text:p/>
        </draw:connector>
        <draw:frame draw:style-name="gr7" draw:text-style-name="P5" draw:layer="layout" svg:width="9.495cm" svg:height="1.012cm" svg:x="44.8cm" svg:y="26.5cm">
          <draw:text-box>
            <text:p><text:span text:style-name="T1">related, @hreflang={language}</text:span></text:p>
          </draw:text-box>
        </draw:frame>
        <draw:custom-shape draw:style-name="gr8" draw:text-style-name="P4" draw:id="id17" draw:layer="layout" svg:width="5cm" svg:height="3cm" svg:x="18cm" svg:y="17.6cm">
          <text:p text:style-name="P3"><text:span text:style-name="T1">/youtube/rdf/-</text:span><text:span text:style-name="T1"><text:line-break/></text:span><text:span text:style-name="T1">{video_id}.{type}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2" draw:layer="layout" draw:type="curve" svg:x1="24.3cm" svg:y1="14.4cm" svg:x2="18cm" svg:y2="19.1cm" draw:start-shape="id5" draw:start-glue-point="1" draw:end-shape="id17" draw:end-glue-point="5" svg:d="m24300 14400c790 0 527 1851-3149 1851s-3938 2849-3151 2849">
          <text:p/>
        </draw:connector>
        <draw:frame draw:style-name="gr9" draw:text-style-name="P5" draw:layer="layout" svg:width="7.215cm" svg:height="1.012cm" svg:x="17.585cm" svg:y="15.688cm">
          <draw:text-box>
            <text:p><text:span text:style-name="T1">alternate, @type={type}</text:span></text:p>
          </draw:text-box>
        </draw:frame>
        <draw:connector draw:style-name="gr5" draw:text-style-name="P2" draw:layer="layout" draw:type="curve" svg:x1="33.8cm" svg:y1="28.5cm" svg:x2="30.8cm" svg:y2="25.4cm" draw:start-shape="id16" draw:start-glue-point="1" draw:end-shape="id13" draw:end-glue-point="1" svg:d="m33800 28500c1480 0 2980-3100-3000-3100">
          <text:p/>
        </draw:connector>
        <draw:connector draw:style-name="gr5" draw:text-style-name="P2" draw:layer="layout" draw:type="curve" draw:line-skew="1.838cm" svg:x1="30.8cm" svg:y1="25.4cm" svg:x2="25.3cm" svg:y2="22.5cm" draw:start-shape="id13" draw:start-glue-point="1" draw:end-shape="id4" draw:end-glue-point="1" svg:d="m30800 25400c3546 0 6296-2900-5500-2900">
          <text:p/>
        </draw:connector>
        <draw:connector draw:style-name="gr5" draw:text-style-name="P2" draw:layer="layout" draw:type="curve" svg:x1="53.1cm" svg:y1="28.5cm" svg:x2="50.1cm" svg:y2="25.4cm" draw:start-shape="id15" draw:start-glue-point="1" draw:end-shape="id14" svg:d="m53100 28500c2382 0 3882-3100-3000-3100">
          <text:p/>
        </draw:connector>
        <draw:connector draw:style-name="gr5" draw:text-style-name="P2" draw:layer="layout" draw:type="curve" draw:line-skew="1.544cm" svg:x1="50.1cm" svg:y1="25.4cm" svg:x2="25.3cm" svg:y2="22.5cm" draw:start-shape="id14" draw:start-glue-point="1" draw:end-shape="id4" draw:end-glue-point="1" svg:d="m50100 25400c3103 0 15503-2900-24800-2900">
          <text:p/>
        </draw:connector>
        <draw:frame draw:style-name="gr7" draw:text-style-name="P5" draw:layer="layout" svg:width="9.495cm" svg:height="1.012cm" svg:x="24.8cm" svg:y="26.388cm">
          <draw:text-box>
            <text:p><text:span text:style-name="T1">related, @hreflang={language}</text:span></text:p>
          </draw:text-box>
        </draw:frame>
        <draw:frame draw:style-name="gr9" draw:text-style-name="P5" draw:layer="layout" svg:width="2.495cm" svg:height="1.012cm" svg:x="50.3cm" svg:y="23.788cm">
          <draw:text-box>
            <text:p><text:span text:style-name="T1">related</text:span></text:p>
          </draw:text-box>
        </draw:frame>
        <draw:frame draw:style-name="gr9" draw:text-style-name="P5" draw:layer="layout" svg:width="2.495cm" svg:height="1.012cm" svg:x="29.805cm" svg:y="23.288cm">
          <draw:text-box>
            <text:p><text:span text:style-name="T1">related</text:span></text:p>
          </draw:text-box>
        </draw:frame>
        <draw:frame draw:style-name="gr9" draw:text-style-name="P5" draw:layer="layout" svg:width="1.259cm" svg:height="1.012cm" svg:x="33.3cm" svg:y="23.3cm">
          <draw:text-box>
            <text:p><text:span text:style-name="T1">up</text:span></text:p>
          </draw:text-box>
        </draw:frame>
        <draw:frame draw:style-name="gr9" draw:text-style-name="P5" draw:layer="layout" svg:width="1.259cm" svg:height="1.012cm" svg:x="34.541cm" svg:y="25.788cm">
          <draw:text-box>
            <text:p><text:span text:style-name="T1">up</text:span></text:p>
          </draw:text-box>
        </draw:frame>
        <draw:frame draw:style-name="gr9" draw:text-style-name="P5" draw:layer="layout" svg:width="1.259cm" svg:height="1.012cm" svg:x="53.8cm" svg:y="23.3cm">
          <draw:text-box>
            <text:p><text:span text:style-name="T1">up</text:span></text:p>
          </draw:text-box>
        </draw:frame>
        <draw:frame draw:style-name="gr9" draw:text-style-name="P5" draw:layer="layout" svg:width="1.259cm" svg:height="1.012cm" svg:x="54.541cm" svg:y="26.588cm">
          <draw:text-box>
            <text:p><text:span text:style-name="T1">up</text:span></text:p>
          </draw:text-box>
        </draw:frame>
        <draw:g>
          <draw:custom-shape draw:style-name="gr6" draw:text-style-name="P4" draw:id="id12" draw:layer="layout" svg:width="12.8cm" svg:height="1cm" svg:x="27.605cm" svg:y="15.512cm">
            <text:p text:style-name="P3"><text:span text:style-name="T1">/entity-extraction/combined/{text_fragment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id="id2" draw:layer="layout" svg:width="12.8cm" svg:height="1cm" svg:x="27.605cm" svg:y="17.012cm">
            <text:p text:style-name="P3"><text:span text:style-name="T1">/entity-extraction/opencalais/{text_fragment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id="id3" draw:layer="layout" svg:width="12.8cm" svg:height="1cm" svg:x="27.605cm" svg:y="18.512cm">
            <text:p text:style-name="P3"><text:span text:style-name="T1">/entity-extraction/zemanta/{text_fragment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id="id6" draw:layer="layout" svg:width="12.8cm" svg:height="1cm" svg:x="27.605cm" svg:y="20.012cm">
            <text:p text:style-name="P3"><text:span text:style-name="T1">/entity-extraction/alchemyapi/{text_fragment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5" draw:text-style-name="P1" draw:layer="layout" draw:type="curve" draw:line-skew="0.306cm" svg:x1="40.405cm" svg:y1="20.512cm" svg:x2="40.405cm" svg:y2="19.012cm" draw:start-shape="id6" draw:start-glue-point="1" draw:end-shape="id3" draw:end-glue-point="1" svg:d="m40405 20512c1248 0 1248-1500 0-1500">
          <text:p/>
        </draw:connector>
        <draw:connector draw:style-name="gr5" draw:text-style-name="P1" draw:layer="layout" draw:type="curve" draw:line-skew="0.906cm" svg:x1="40.405cm" svg:y1="20.512cm" svg:x2="40.405cm" svg:y2="17.512cm" draw:start-shape="id6" draw:start-glue-point="1" draw:end-shape="id2" draw:end-glue-point="1" svg:d="m40405 20512c2148 0 2148-3000 0-3000">
          <text:p/>
        </draw:connector>
        <draw:connector draw:style-name="gr5" draw:text-style-name="P1" draw:layer="layout" draw:type="curve" draw:line-skew="1.406cm" svg:x1="40.405cm" svg:y1="20.512cm" svg:x2="40.405cm" svg:y2="16.012cm" draw:start-shape="id6" draw:start-glue-point="1" draw:end-shape="id12" draw:end-glue-point="1" svg:d="m40405 20512c2898 0 2898-4500 0-4500">
          <text:p/>
        </draw:connector>
        <draw:g>
          <draw:connector draw:style-name="gr4" draw:text-style-name="P2" draw:layer="layout" draw:type="curve" draw:line-skew="-0.287cm" svg:x1="37.805cm" svg:y1="13cm" svg:x2="37.805cm" svg:y2="11.5cm" draw:start-shape="id11" draw:start-glue-point="1" draw:end-shape="id10" svg:d="m37805 13000c357 0 357-1500 0-1500">
            <text:p/>
          </draw:connector>
          <draw:custom-shape draw:style-name="gr6" draw:text-style-name="P4" draw:id="id8" draw:layer="layout" svg:width="8cm" svg:height="1cm" svg:x="29.805cm" svg:y="6.5cm">
            <text:p text:style-name="P3"><text:span text:style-name="T1">/uri-lookup/</text:span><text:span text:style-name="T2">combined</text:span><text:span text:style-name="T1">/{term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id="id7" draw:layer="layout" svg:width="8cm" svg:height="1cm" svg:x="29.805cm" svg:y="8cm">
            <text:p text:style-name="P3"><text:span text:style-name="T1">/uri-lookup/dbpedia/{term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id="id9" draw:layer="layout" svg:width="8cm" svg:height="1cm" svg:x="29.805cm" svg:y="9.5cm">
            <text:p text:style-name="P3"><text:span text:style-name="T1">/uri-lookup/uberblic/{term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id="id10" draw:layer="layout" svg:width="8cm" svg:height="1cm" svg:x="29.805cm" svg:y="11cm">
            <text:p text:style-name="P3"><text:span text:style-name="T1">/uri-lookup/freebase/{term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id="id11" draw:layer="layout" svg:width="8cm" svg:height="1cm" svg:x="29.805cm" svg:y="12.5cm">
            <text:p text:style-name="P3"><text:span text:style-name="T1">/uri-lookup/sindice/{term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" draw:text-style-name="P1" draw:layer="layout" draw:type="curve" svg:x1="24.47cm" svg:y1="3.9cm" svg:x2="37.805cm" svg:y2="8.5cm" draw:start-shape="id1" draw:start-glue-point="1" draw:end-shape="id7" draw:end-glue-point="1" svg:d="m24470 3900c20790 0 14122 4600 13335 4600">
          <text:p/>
        </draw:connector>
        <draw:connector draw:style-name="gr3" draw:text-style-name="P1" draw:layer="layout" draw:type="curve" svg:x1="24.47cm" svg:y1="3.9cm" svg:x2="37.805cm" svg:y2="10cm" draw:start-shape="id1" draw:start-glue-point="1" draw:end-shape="id9" draw:end-glue-point="1" svg:d="m24470 3900c20790 0 14122 6100 13335 6100">
          <text:p/>
        </draw:connector>
        <draw:connector draw:style-name="gr3" draw:text-style-name="P1" draw:layer="layout" draw:type="curve" svg:x1="24.47cm" svg:y1="3.9cm" svg:x2="37.805cm" svg:y2="11.5cm" draw:start-shape="id1" draw:start-glue-point="1" draw:end-shape="id10" draw:end-glue-point="1" svg:d="m24470 3900c20790 0 14122 7600 13335 7600">
          <text:p/>
        </draw:connector>
        <draw:connector draw:style-name="gr3" draw:text-style-name="P1" draw:layer="layout" draw:type="curve" svg:x1="24.47cm" svg:y1="3.9cm" svg:x2="37.805cm" svg:y2="13cm" draw:start-shape="id1" draw:start-glue-point="1" draw:end-shape="id11" draw:end-glue-point="1" svg:d="m24470 3900c20790 0 14122 9100 13335 9100">
          <text:p/>
        </draw:connector>
        <draw:frame draw:style-name="gr9" draw:text-style-name="P5" draw:layer="layout" svg:width="2.495cm" svg:height="1.012cm" svg:x="40.11cm" svg:y="10.288cm">
          <draw:text-box>
            <text:p><text:span text:style-name="T1">related</text:span></text:p>
          </draw:text-box>
        </draw:frame>
        <draw:connector draw:style-name="gr2" draw:text-style-name="P1" draw:layer="layout" draw:type="curve" draw:line-skew="5.805cm" svg:x1="24.47cm" svg:y1="3.9cm" svg:x2="40.405cm" svg:y2="16.012cm" draw:start-shape="id1" draw:start-glue-point="1" draw:end-shape="id12" draw:end-glue-point="1" svg:d="m24470 3900c33399 0 25431 12112 15935 12112">
          <text:p/>
        </draw:connector>
        <draw:rect draw:style-name="gr10" draw:text-style-name="P1" draw:layer="layout" svg:width="40cm" svg:height="27.5cm" svg:x="16.5cm" svg:y="2.5cm">
          <text:p/>
        </draw:rect>
        <draw:g>
          <draw:rect draw:style-name="gr11" draw:text-style-name="P3" draw:layer="layout" svg:width="8.9cm" svg:height="2cm" svg:x="47cm" svg:y="3.1cm">
            <text:p text:style-name="P3"><text:s text:c="8"/>atom:link with @rel</text:p>
            <text:p text:style-name="P3"><text:s text:c="8"/>atom:link without @rel</text:p>
          </draw:rect>
          <draw:line draw:style-name="gr5" draw:text-style-name="P1" draw:layer="layout" svg:x1="47.3cm" svg:y1="3.8cm" svg:x2="48.8cm" svg:y2="3.8cm">
            <text:p/>
          </draw:line>
          <draw:line draw:style-name="gr3" draw:text-style-name="P1" draw:layer="layout" svg:x1="47.3cm" svg:y1="4.5cm" svg:x2="48.8cm" svg:y2="4.5cm">
            <text:p/>
          </draw:line>
        </draw:g>
        <draw:frame draw:style-name="gr9" draw:text-style-name="P5" draw:layer="layout" svg:width="2.495cm" svg:height="1.012cm" svg:x="41.505cm" svg:y="18.488cm">
          <draw:text-box>
            <text:p><text:span text:style-name="T1">related</text:span></text:p>
          </draw:text-box>
        </draw:frame>
        <draw:g draw:id="id18">
          <draw:custom-shape draw:style-name="gr12" draw:text-style-name="P4" draw:layer="layout" svg:width="7.3cm" svg:height="1.35cm" svg:x="17.3cm" svg:y="3.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id="id1" draw:layer="layout" svg:width="7cm" svg:height="1cm" svg:x="17.47cm" svg:y="3.4cm">
            <text:p text:style-name="P3"><text:span text:style-name="T1">/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3" draw:layer="layout" svg:width="6.161cm" svg:height="1.012cm" svg:x="17.273cm" svg:y="13cm">
          <draw:text-box>
            <text:p>GET, PUT, DELETE</text:p>
          </draw:text-box>
        </draw:frame>
        <draw:frame draw:style-name="gr13" draw:layer="layout" svg:width="1.856cm" svg:height="1.012cm" svg:x="17.339cm" svg:y="21.088cm">
          <draw:text-box>
            <text:p>GET</text:p>
          </draw:text-box>
        </draw:frame>
        <draw:frame draw:style-name="gr13" draw:layer="layout" svg:width="1.856cm" svg:height="1.012cm" svg:x="17.4cm" svg:y="24cm">
          <draw:text-box>
            <text:p>GET</text:p>
          </draw:text-box>
        </draw:frame>
        <draw:frame draw:style-name="gr13" draw:layer="layout" svg:width="1.856cm" svg:height="1.012cm" svg:x="17.339cm" svg:y="27.088cm">
          <draw:text-box>
            <text:p>GET</text:p>
          </draw:text-box>
        </draw:frame>
        <draw:frame draw:style-name="gr13" draw:layer="layout" svg:width="1.856cm" svg:height="1.012cm" svg:x="29.9cm" svg:y="5.588cm">
          <draw:text-box>
            <text:p>GET</text:p>
          </draw:text-box>
        </draw:frame>
        <draw:frame draw:style-name="gr13" draw:layer="layout" svg:width="3.867cm" svg:height="1.012cm" svg:x="27.833cm" svg:y="14.6cm">
          <draw:text-box>
            <text:p>GET, POST</text:p>
          </draw:text-box>
        </draw:frame>
        <draw:frame draw:style-name="gr13" draw:layer="layout" svg:width="1.856cm" svg:height="1.012cm" svg:x="36.644cm" svg:y="23.988cm">
          <draw:text-box>
            <text:p>GET</text:p>
          </draw:text-box>
        </draw:frame>
        <draw:frame draw:style-name="gr13" draw:layer="layout" svg:width="1.856cm" svg:height="1.012cm" svg:x="36.744cm" svg:y="27.088cm">
          <draw:text-box>
            <text:p>GET</text:p>
          </draw:text-box>
        </draw:frame>
        <draw:custom-shape draw:style-name="gr6" draw:text-style-name="P4" draw:id="id19" draw:layer="layout" svg:width="7cm" svg:height="1cm" svg:x="17.301cm" svg:y="8.8cm">
          <text:p text:style-name="P3"><text:span text:style-name="T1">/youtube/search/{query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layer="layout" svg:width="1.856cm" svg:height="1.012cm" svg:x="17.274cm" svg:y="7.9cm">
          <draw:text-box>
            <text:p>GET</text:p>
          </draw:text-box>
        </draw:frame>
        <draw:connector draw:style-name="gr3" draw:text-style-name="P1" draw:layer="layout" draw:type="curve" svg:x1="24.6cm" svg:y1="3.905cm" svg:x2="24.301cm" svg:y2="9.3cm" draw:start-shape="id18" draw:end-shape="id19" draw:end-glue-point="1" svg:d="m24600 3905c789 0 938 5395-299 5395">
          <text:p/>
        </draw:connector>
        <draw:connector draw:style-name="gr5" draw:text-style-name="P2" draw:layer="layout" draw:type="curve" draw:line-skew="0.4cm" svg:x1="24.3cm" svg:y1="14.4cm" svg:x2="24.301cm" svg:y2="9.3cm" draw:start-shape="id5" draw:start-glue-point="1" draw:end-shape="id19" draw:end-glue-point="1" svg:d="m24300 14400c792 0 791-5100 1-5100">
          <text:p/>
        </draw:connector>
        <draw:frame draw:style-name="gr9" draw:text-style-name="P5" draw:layer="layout" svg:width="2.457cm" svg:height="1.012cm" svg:x="22.5cm" svg:y="10.5cm">
          <draw:text-box>
            <text:p><text:span text:style-name="T1">search</text:span></text:p>
          </draw:text-box>
        </draw:frame>
        <draw:connector draw:style-name="gr14" draw:text-style-name="P1" draw:layer="layout" draw:type="curve" draw:line-skew="-0.05cm" svg:x1="24.301cm" svg:y1="9.3cm" svg:x2="25.3cm" svg:y2="22.5cm" draw:start-shape="id19" draw:start-glue-point="1" draw:end-shape="id4" draw:end-glue-point="1" svg:d="m24301 9300c2530 0 2031 13200 999 13200">
          <text:p/>
        </draw:connector>
        <draw:connector draw:style-name="gr15" draw:text-style-name="P1" draw:layer="layout" draw:type="curve" svg:x1="24.301cm" svg:y1="9.3cm" svg:x2="25.3cm" svg:y2="22.5cm" draw:start-shape="id19" draw:start-glue-point="1" draw:end-shape="id4" draw:end-glue-point="1" svg:d="m24301 9300c3280 0 2781 13200 999 13200">
          <text:p/>
        </draw:connector>
        <draw:connector draw:style-name="gr16" draw:text-style-name="P1" draw:layer="layout" draw:type="curve" svg:x1="24.3cm" svg:y1="14.4cm" svg:x2="23.65cm" svg:y2="13.9cm" draw:start-shape="id5" draw:start-glue-point="1" draw:end-shape="id20" draw:end-glue-point="0" svg:d="m24300 14400c762 0 635-616 282-1016s-932-582-932 516">
          <text:p/>
        </draw:connector>
        <draw:frame draw:style-name="gr9" draw:text-style-name="P5" draw:layer="layout" svg:width="1.576cm" svg:height="1.012cm" svg:x="23.101cm" svg:y="12.1cm">
          <draw:text-box>
            <text:p><text:span text:style-name="T1">edit</text:span></text:p>
          </draw:text-box>
        </draw:frame>
        <draw:connector draw:style-name="gr17" draw:text-style-name="P1" draw:layer="layout" draw:type="curve" svg:x1="24.3cm" svg:y1="14.4cm" svg:x2="25.3cm" svg:y2="22.5cm" draw:start-shape="id5" draw:start-glue-point="1" draw:end-shape="id4" draw:end-glue-point="1" svg:d="m24300 14400c1782 0 1282 8100 1000 8100">
          <text:p/>
        </draw:connector>
        <draw:frame draw:style-name="gr9" draw:text-style-name="P5" draw:layer="layout" svg:width="2.457cm" svg:height="1.012cm" svg:x="25.543cm" svg:y="13.5cm">
          <draw:text-box>
            <text:p><text:span text:style-name="T1">search</text:span></text:p>
          </draw:text-box>
        </draw:frame>
        <draw:frame draw:style-name="gr9" draw:text-style-name="P5" draw:layer="layout" svg:width="2.495cm" svg:height="1.012cm" svg:x="23.243cm" svg:y="17cm">
          <draw:text-box>
            <text:p><text:span text:style-name="T1">related</text:span></text:p>
          </draw:text-box>
        </draw:frame>
        <draw:connector draw:style-name="gr18" draw:text-style-name="P1" draw:layer="layout" draw:type="curve" svg:x1="25.3cm" svg:y1="22.5cm" svg:x2="24.3cm" svg:y2="14.4cm" draw:start-shape="id4" draw:start-glue-point="1" draw:end-shape="id5" svg:d="m25300 22500c787 0 1287-8100-1000-8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45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Steiner</meta:initial-creator>
    <meta:creation-date>2011-02-09T12:47:15</meta:creation-date>
    <dc:date>2011-02-10T21:43:41</dc:date>
    <dc:creator>Thomas Steiner</dc:creator>
    <meta:editing-duration>PT05H11M09S</meta:editing-duration>
    <meta:editing-cycles>24</meta:editing-cycles>
    <meta:generator>OpenOffice.org/3.2$Unix OpenOffice.org_project/320m18$Build-9502</meta:generator>
    <meta:document-statistic meta:object-count="110"/>
  </office:meta>
</office:document-meta>
</file>